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</office:automatic-styles>
  <office:body>
    <office:text>
      <text:p text:style-name="P1"><text:span text:style-name="T1_1">#</text:span><text:span text:style-name="T1_2">include</text:span><text:span text:style-name="T1_3">&lt;</text:span><text:span text:style-name="T1_4">iostream</text:span><text:span text:style-name="T1_5">&gt;</text:span></text:p>
      <text:p text:style-name="P2"><text:span text:style-name="T2_1">#</text:span><text:span text:style-name="T2_2">include</text:span><text:span text:style-name="T2_3"><text:s/>&lt;</text:span><text:span text:style-name="T2_4">cstring</text:span><text:span text:style-name="T2_5">&gt;</text:span></text:p>
      <text:p text:style-name="P3"/>
      <text:p text:style-name="P4"><text:span text:style-name="T4_1">using</text:span><text:span text:style-name="T4_2"><text:s/></text:span><text:span text:style-name="T4_3">namespace</text:span><text:span text:style-name="T4_4"><text:s/></text:span><text:span text:style-name="T4_5">std</text:span><text:span text:style-name="T4_6">;</text:span></text:p>
      <text:p text:style-name="P5"/>
      <text:p text:style-name="P6"><text:span text:style-name="T6_1">int</text:span><text:span text:style-name="T6_2"><text:s/></text:span><text:span text:style-name="T6_3">main</text:span><text:span text:style-name="T6_4">()</text:span></text:p>
      <text:p text:style-name="P7"/>
      <text:p text:style-name="P8"><text:span text:style-name="T8_1">{</text:span></text:p>
      <text:p text:style-name="P9"><text:span text:style-name="T9_1"><text:s text:c="4"/></text:span><text:span text:style-name="T9_2">string</text:span><text:span text:style-name="T9_3"><text:s/></text:span><text:span text:style-name="T9_4">First</text:span><text:span text:style-name="T9_5">_</text:span><text:span text:style-name="T9_6">Name</text:span><text:span text:style-name="T9_7">,<text:s/></text:span><text:span text:style-name="T9_8">Last</text:span><text:span text:style-name="T9_9">_</text:span><text:span text:style-name="T9_10">Name</text:span><text:span text:style-name="T9_11">;</text:span></text:p>
      <text:p text:style-name="P10"><text:span text:style-name="T10_1"><text:s text:c="3"/></text:span><text:span text:style-name="T10_2">cout</text:span><text:span text:style-name="T10_3">&lt;&lt;"</text:span><text:span text:style-name="T10_4">What</text:span><text:span text:style-name="T10_5"><text:s/></text:span><text:span text:style-name="T10_6">is</text:span><text:span text:style-name="T10_7"><text:s/></text:span><text:span text:style-name="T10_8">your</text:span><text:span text:style-name="T10_9"><text:s/></text:span><text:span text:style-name="T10_10">first</text:span><text:span text:style-name="T10_11"><text:s/></text:span><text:span text:style-name="T10_12">name</text:span><text:span text:style-name="T10_13">?"&lt;&lt;</text:span><text:span text:style-name="T10_14">endl</text:span><text:span text:style-name="T10_15">;</text:span></text:p>
      <text:p text:style-name="P11"><text:span text:style-name="T11_1"><text:s text:c="3"/></text:span><text:span text:style-name="T11_2">cin</text:span><text:span text:style-name="T11_3">&gt;&gt;</text:span><text:span text:style-name="T11_4">First</text:span><text:span text:style-name="T11_5">_</text:span><text:span text:style-name="T11_6">Name</text:span><text:span text:style-name="T11_7">;</text:span></text:p>
      <text:p text:style-name="P12"><text:span text:style-name="T12_1"><text:s text:c="3"/></text:span><text:span text:style-name="T12_2">cout</text:span><text:span text:style-name="T12_3">&lt;&lt;</text:span><text:span text:style-name="T12_4">endl</text:span><text:span text:style-name="T12_5">&lt;&lt;"</text:span><text:span text:style-name="T12_6">What</text:span><text:span text:style-name="T12_7"><text:s/></text:span><text:span text:style-name="T12_8">is</text:span><text:span text:style-name="T12_9"><text:s/></text:span><text:span text:style-name="T12_10">your</text:span><text:span text:style-name="T12_11"><text:s/></text:span><text:span text:style-name="T12_12">last</text:span><text:span text:style-name="T12_13"><text:s/></text:span><text:span text:style-name="T12_14">name</text:span><text:span text:style-name="T12_15">?"&lt;&lt;</text:span><text:span text:style-name="T12_16">endl</text:span><text:span text:style-name="T12_17">;</text:span></text:p>
      <text:p text:style-name="P13"><text:span text:style-name="T13_1"><text:s text:c="3"/></text:span><text:span text:style-name="T13_2">cin</text:span><text:span text:style-name="T13_3">&gt;&gt;</text:span><text:span text:style-name="T13_4">Last</text:span><text:span text:style-name="T13_5">_</text:span><text:span text:style-name="T13_6">Name</text:span><text:span text:style-name="T13_7">;</text:span></text:p>
      <text:p text:style-name="P14"><text:span text:style-name="T14_1"><text:s text:c="3"/></text:span><text:span text:style-name="T14_2">cout</text:span><text:span text:style-name="T14_3">&lt;&lt;</text:span><text:span text:style-name="T14_4">endl</text:span><text:span text:style-name="T14_5">&lt;&lt;</text:span><text:span text:style-name="T14_6">First</text:span><text:span text:style-name="T14_7">_</text:span><text:span text:style-name="T14_8">Name</text:span><text:span text:style-name="T14_9">&lt;&lt;"<text:s/>"&lt;&lt;</text:span><text:span text:style-name="T14_10">Last</text:span><text:span text:style-name="T14_11">_</text:span><text:span text:style-name="T14_12">Name</text:span><text:span text:style-name="T14_13">&lt;&lt;</text:span><text:span text:style-name="T14_14">endl</text:span><text:span text:style-name="T14_15">;</text:span></text:p>
      <text:p text:style-name="P15"><text:span text:style-name="T15_1"><text:s text:c="4"/></text:span></text:p>
      <text:p text:style-name="P16"><text:span text:style-name="T16_1"><text:s text:c="4"/></text:span></text:p>
      <text:p text:style-name="P17"><text:span text:style-name="T17_1"><text:s text:c="4"/></text:span><text:span text:style-name="T17_2">system</text:span><text:span text:style-name="T17_3">("</text:span><text:span text:style-name="T17_4">pause</text:span><text:span text:style-name="T17_5">");</text:span></text:p>
      <text:p text:style-name="P18"><text:span text:style-name="T18_1"><text:s text:c="4"/></text:span><text:span text:style-name="T18_2">return</text:span><text:span text:style-name="T18_3"><text:s/>0;</text:span></text:p>
      <text:p text:style-name="P19"><text:span text:style-name="T19_1"><text:s text:c="4"/></text:span></text:p>
      <text:p text:style-name="P20"><text:span text:style-name="T20_1">}</text:span></text:p>
      <text:p text:style-name="P21"/>
      <text:p text:style-name="P22"><text:span text:style-name="T22_1">/*</text:span><text:span text:style-name="T22_2">This</text:span><text:span text:style-name="T22_3"><text:s/></text:span><text:span text:style-name="T22_4">code</text:span><text:span text:style-name="T22_5"><text:s/></text:span><text:span text:style-name="T22_6">takes</text:span><text:span text:style-name="T22_7"><text:s/></text:span><text:span text:style-name="T22_8">in</text:span><text:span text:style-name="T22_9"><text:s/></text:span><text:span text:style-name="T22_10">your</text:span><text:span text:style-name="T22_11"><text:s/></text:span><text:span text:style-name="T22_12">first</text:span><text:span text:style-name="T22_13"><text:s/></text:span><text:span text:style-name="T22_14">and</text:span><text:span text:style-name="T22_15"><text:s/></text:span><text:span text:style-name="T22_16">last</text:span><text:span text:style-name="T22_17"><text:s/></text:span><text:span text:style-name="T22_18">name</text:span><text:span text:style-name="T22_19">,<text:s/></text:span><text:span text:style-name="T22_20">and</text:span><text:span text:style-name="T22_21"><text:s/></text:span><text:span text:style-name="T22_22">then</text:span><text:span text:style-name="T22_23"><text:s/></text:span><text:span text:style-name="T22_24">outputs</text:span><text:span text:style-name="T22_25"><text:s/></text:span><text:span text:style-name="T22_26">it</text:span><text:span text:style-name="T22_27">*/<text:s text:c="3"/></text:span></text:p>
      <text:p text:style-name="P23"/>
      <text:p text:style-name="P24"><text:span text:style-name="T24_1">Examples</text:span><text:span text:style-name="T24_2">:</text:span></text:p>
      <text:p text:style-name="P25"/>
      <text:p text:style-name="P26"><text:span text:style-name="T26_1">#</text:span><text:span text:style-name="T26_2">include</text:span><text:span text:style-name="T26_3">&lt;</text:span><text:span text:style-name="T26_4">iostream</text:span><text:span text:style-name="T26_5">&gt;</text:span></text:p>
      <text:p text:style-name="P27"><text:span text:style-name="T27_1">#</text:span><text:span text:style-name="T27_2">include</text:span><text:span text:style-name="T27_3">&lt;</text:span><text:span text:style-name="T27_4">string</text:span><text:span text:style-name="T27_5">&gt;</text:span></text:p>
      <text:p text:style-name="P28"><text:span text:style-name="T28_1">using</text:span><text:span text:style-name="T28_2"><text:s/></text:span><text:span text:style-name="T28_3">namespace</text:span><text:span text:style-name="T28_4"><text:s/></text:span><text:span text:style-name="T28_5">std</text:span><text:span text:style-name="T28_6">;</text:span></text:p>
      <text:p text:style-name="P29"><text:span text:style-name="T29_1">int</text:span><text:span text:style-name="T29_2"><text:s/></text:span><text:span text:style-name="T29_3">main</text:span><text:span text:style-name="T29_4">()</text:span></text:p>
      <text:p text:style-name="P30"><text:span text:style-name="T30_1">{</text:span></text:p>
      <text:p text:style-name="P31"><text:span text:style-name="T31_1">string</text:span><text:span text:style-name="T31_2"><text:s/></text:span><text:span text:style-name="T31_3">fname</text:span><text:span text:style-name="T31_4"><text:s/>=<text:s/>"</text:span><text:span text:style-name="T31_5">Phung</text:span><text:span text:style-name="T31_6">",<text:s/></text:span><text:span text:style-name="T31_7">mname</text:span><text:span text:style-name="T31_8">=<text:s/>"</text:span><text:span text:style-name="T31_9">P</text:span><text:span text:style-name="T31_10">.",<text:s/></text:span><text:span text:style-name="T31_11">sname</text:span><text:span text:style-name="T31_12">=<text:s/>"</text:span><text:span text:style-name="T31_13">Pham</text:span><text:span text:style-name="T31_14">",<text:s/></text:span><text:span text:style-name="T31_15">Fname</text:span><text:span text:style-name="T31_16">;</text:span></text:p>
      <text:p text:style-name="P32"><text:span text:style-name="T32_1">string</text:span><text:span text:style-name="T32_2"><text:s/></text:span><text:span text:style-name="T32_3">space</text:span><text:span text:style-name="T32_4"><text:s/>=<text:s/>"<text:s/>";</text:span></text:p>
      <text:p text:style-name="P33"><text:span text:style-name="T33_1">Fname</text:span><text:span text:style-name="T33_2"><text:s/>=<text:s/></text:span><text:span text:style-name="T33_3">sname</text:span><text:span text:style-name="T33_4">+</text:span><text:span text:style-name="T33_5">space</text:span><text:span text:style-name="T33_6">+</text:span><text:span text:style-name="T33_7">mname</text:span><text:span text:style-name="T33_8">+</text:span><text:span text:style-name="T33_9">space</text:span><text:span text:style-name="T33_10">+</text:span><text:span text:style-name="T33_11">fname</text:span><text:span text:style-name="T33_12">;</text:span></text:p>
      <text:p text:style-name="P34"><text:span text:style-name="T34_1">cout</text:span><text:span text:style-name="T34_2">&lt;&lt;</text:span><text:span text:style-name="T34_3">Fname</text:span><text:span text:style-name="T34_4">&lt;&lt;</text:span><text:span text:style-name="T34_5">endl</text:span><text:span text:style-name="T34_6">;</text:span></text:p>
      <text:p text:style-name="P35"><text:span text:style-name="T35_1">return</text:span><text:span text:style-name="T35_2"><text:s/>0;</text:span></text:p>
      <text:p text:style-name="P36"><text:span text:style-name="T36_1">}</text:span></text:p>
      <text:p text:style-name="P37"/>
      <text:p text:style-name="P38"/>
      <text:p text:style-name="P39"><text:span text:style-name="T39_1">Program</text:span><text:span text:style-name="T39_2"><text:s/></text:span><text:span text:style-name="T39_3">that</text:span><text:span text:style-name="T39_4"><text:s/></text:span><text:span text:style-name="T39_5">searches</text:span><text:span text:style-name="T39_6"><text:s/></text:span><text:span text:style-name="T39_7">for</text:span><text:span text:style-name="T39_8"><text:s/></text:span><text:span text:style-name="T39_9">the</text:span><text:span text:style-name="T39_10"><text:s/></text:span><text:span text:style-name="T39_11">letter</text:span><text:span text:style-name="T39_12"><text:s/></text:span><text:span text:style-name="T39_13">a</text:span><text:span text:style-name="T39_14"><text:s/></text:span><text:span text:style-name="T39_15">in</text:span><text:span text:style-name="T39_16"><text:s/></text:span><text:span text:style-name="T39_17">the</text:span><text:span text:style-name="T39_18"><text:s/></text:span><text:span text:style-name="T39_19">input</text:span><text:span text:style-name="T39_20">.</text:span></text:p>
      <text:p text:style-name="P40"/>
      <text:p text:style-name="P41"><text:span text:style-name="T41_1">#</text:span><text:span text:style-name="T41_2">include</text:span><text:span text:style-name="T41_3"><text:s/>&lt;</text:span><text:span text:style-name="T41_4">iostream</text:span><text:span text:style-name="T41_5">&gt;</text:span></text:p>
      <text:p text:style-name="P42"><text:span text:style-name="T42_1">#</text:span><text:span text:style-name="T42_2">include</text:span><text:span text:style-name="T42_3"><text:s/>&lt;</text:span><text:span text:style-name="T42_4">string</text:span><text:span text:style-name="T42_5">&gt;</text:span></text:p>
      <text:p text:style-name="P43"><text:span text:style-name="T43_1">int</text:span><text:span text:style-name="T43_2"><text:s/></text:span><text:span text:style-name="T43_3">main</text:span><text:span text:style-name="T43_4">()</text:span></text:p>
      <text:p text:style-name="P44"><text:span text:style-name="T44_1">{</text:span></text:p>
      <text:p text:style-name="P45"><text:span text:style-name="T45_1">string</text:span><text:span text:style-name="T45_2"><text:s/></text:span><text:span text:style-name="T45_3">input</text:span><text:span text:style-name="T45_4">;</text:span></text:p>
      <text:p text:style-name="P46"><text:span text:style-name="T46_1">getline</text:span><text:span text:style-name="T46_2">(</text:span><text:span text:style-name="T46_3">cin</text:span><text:span text:style-name="T46_4">,<text:s/></text:span><text:span text:style-name="T46_5">input</text:span><text:span text:style-name="T46_6">);</text:span></text:p>
      <text:p text:style-name="P47"><text:span text:style-name="T47_1">for</text:span><text:span text:style-name="T47_2">(</text:span><text:span text:style-name="T47_3">int</text:span><text:span text:style-name="T47_4"><text:s/></text:span><text:span text:style-name="T47_5">I</text:span><text:span text:style-name="T47_6"><text:s/>=<text:s/>0;<text:s/></text:span><text:span text:style-name="T47_7">I</text:span><text:span text:style-name="T47_8"><text:s/>&lt;<text:s/></text:span><text:span text:style-name="T47_9">input</text:span><text:span text:style-name="T47_10">.</text:span><text:span text:style-name="T47_11">length</text:span><text:span text:style-name="T47_12">();<text:s/></text:span><text:span text:style-name="T47_13">i</text:span><text:span text:style-name="T47_14">++)</text:span></text:p>
      <text:p text:style-name="P48"><text:span text:style-name="T48_1">{</text:span></text:p>
      <text:p text:style-name="P49"><text:span text:style-name="T49_1"><text:s text:c="4"/></text:span><text:span text:style-name="T49_2">if</text:span><text:span text:style-name="T49_3">(</text:span><text:span text:style-name="T49_4">a</text:span><text:span text:style-name="T49_5">[</text:span><text:span text:style-name="T49_6">i</text:span><text:span text:style-name="T49_7">]<text:s/>==<text:s/>'</text:span><text:span text:style-name="T49_8">a</text:span><text:span text:style-name="T49_9">')</text:span></text:p>
      <text:p text:style-name="P50"><text:span text:style-name="T50_1"><text:s text:c="4"/>{</text:span></text:p>
      <text:p text:style-name="P51"><text:span text:style-name="T51_1"><text:s text:c="4"/></text:span><text:span text:style-name="T51_2">cout</text:span><text:span text:style-name="T51_3"><text:s/>&lt;&lt;<text:s/>“</text:span><text:span text:style-name="T51_4">There</text:span><text:span text:style-name="T51_5"><text:s/></text:span><text:span text:style-name="T51_6">is</text:span><text:span text:style-name="T51_7"><text:s/></text:span><text:span text:style-name="T51_8">a</text:span><text:span text:style-name="T51_9"><text:s/></text:span><text:span text:style-name="T51_10">letter</text:span><text:span text:style-name="T51_11"><text:s/></text:span><text:span text:style-name="T51_12">a</text:span><text:span text:style-name="T51_13">”<text:s/>&lt;&lt;<text:s/></text:span><text:span text:style-name="T51_14">endl</text:span><text:span text:style-name="T51_15">;</text:span></text:p>
      <text:p text:style-name="P52"><text:span text:style-name="T52_1"><text:s text:c="4"/>}</text:span></text:p>
      <text:p text:style-name="P53"><text:span text:style-name="T53_1"><text:s text:c="4"/></text:span><text:span text:style-name="T53_2">else</text:span></text:p>
      <text:p text:style-name="P54"><text:span text:style-name="T54_1"><text:s text:c="4"/>{</text:span></text:p>
      <text:p text:style-name="P55"><text:span text:style-name="T55_1"><text:s text:c="4"/>//</text:span><text:span text:style-name="T55_2">do</text:span><text:span text:style-name="T55_3"><text:s/></text:span><text:span text:style-name="T55_4">nothing</text:span></text:p>
      <text:p text:style-name="P56"><text:span text:style-name="T56_1"><text:s text:c="4"/>}</text:span></text:p>
      <text:p text:style-name="P57"><text:span text:style-name="T57_1">}</text:span></text:p>
      <text:p text:style-name="P58"><text:span text:style-name="T58_1">return</text:span><text:span text:style-name="T58_2"><text:s/>0;</text:span></text:p>
      <text:p text:style-name="P59"><text:span text:style-name="T59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